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1320"/>
    </style:style>
    <style:style style:name="P3" style:family="paragraph" style:parent-style-name="Standard">
      <style:paragraph-properties fo:text-align="start" style:justify-single-word="false"/>
      <style:text-properties officeooo:paragraph-rsid="00191320"/>
    </style:style>
    <style:style style:name="P4" style:family="paragraph" style:parent-style-name="Standard">
      <style:paragraph-properties fo:text-align="center" style:justify-single-word="false"/>
      <style:text-properties officeooo:paragraph-rsid="0019132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91320"/>
    </style:style>
    <style:style style:name="P6" style:family="paragraph" style:parent-style-name="Standard">
      <style:paragraph-properties fo:text-align="start" style:justify-single-word="false"/>
      <style:text-properties officeooo:rsid="000eaacd" officeooo:paragraph-rsid="00191320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aaf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2">#</text:span><text:variable-set text:name="Assignment" office:value-type="float" office:value="2.05" style:data-style-name="N0">2.05</text:variable-set>: Gravity and Vertical Motion</text:p>
      <text:list xml:id="list538164620807508548" text:style-name="L1">
        <text:list-item>
          <text:p text:style-name="P2">You step off the <text:span text:style-name="T4">4</text:span>-m high-dive into a pool.</text:p>
          <text:list>
            <text:list-item>
              <text:p text:style-name="P2">How long does it take you to hit the water?</text:p>
            </text:list-item>
          </text:list>
        </text:list-item>
      </text:list>
      <text:p text:style-name="P3"/>
      <text:p text:style-name="P3"/>
      <text:p text:style-name="P3"/>
      <text:list xml:id="list200505165447171" text:continue-numbering="true" text:style-name="L1">
        <text:list-item>
          <text:list>
            <text:list-item>
              <text:p text:style-name="P2">What is the speed that you hit the water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505838241016" text:continue-numbering="true" text:style-name="L1">
        <text:list-item>
          <text:p text:style-name="P5"><text:span text:style-name="T3">Ashley</text:span> drops a rock off of a bridge. <text:s/>It takes the rock <text:span text:style-name="T4">3</text:span>.81 seconds to hit the ground. <text:s/>How tall is the bridge? <text:s/></text:p>
        </text:list-item>
      </text:list>
      <text:p text:style-name="P6"/>
      <text:p text:style-name="P3"/>
      <text:p text:style-name="P3"/>
      <text:list xml:id="list200506691133403" text:continue-numbering="true" text:style-name="L1">
        <text:list-item>
          <text:p text:style-name="P2">A monkey is on the ground. <text:s/>He jumps at a velocity of 1<text:span text:style-name="T4">2</text:span> m/s directly up. <text:s/></text:p>
          <text:list>
            <text:list-item>
              <text:p text:style-name="P2">What is the time that it takes the monkey to reach the top his jump?</text:p>
            </text:list-item>
          </text:list>
        </text:list-item>
      </text:list>
      <text:p text:style-name="P3"/>
      <text:p text:style-name="P3"/>
      <text:p text:style-name="P3"/>
      <text:list xml:id="list200506557286651" text:continue-numbering="true" text:style-name="L1">
        <text:list-item>
          <text:list>
            <text:list-item>
              <text:p text:style-name="P2">How high does he jump?</text:p>
            </text:list-item>
          </text:list>
        </text:list-item>
      </text:list>
      <text:p text:style-name="P3"/>
      <text:p text:style-name="P3"/>
      <text:p text:style-name="P3"/>
      <text:list xml:id="list200505601858387" text:continue-numbering="true" text:style-name="L1">
        <text:list-item>
          <text:list>
            <text:list-item>
              <text:p text:style-name="P2">What is the total time that the monkey was in the air?</text:p>
            </text:list-item>
          </text:list>
        </text:list-item>
      </text:list>
      <text:p text:style-name="P3"/>
      <text:p text:style-name="P3"/>
      <text:p text:style-name="P3"/>
      <text:list xml:id="list200506401179392" text:continue-numbering="true" text:style-name="L1">
        <text:list-item>
          <text:p text:style-name="P2">A man stands on top of a building. <text:s/>He throws a rock at a speed of 2<text:span text:style-name="T4">0</text:span> m/s directly up. <text:s/>The distance from the ground to the point where the rock was thrown is 25 meters.</text:p>
          <text:list>
            <text:list-item>
              <text:p text:style-name="P2">How long does it take for the rock to reach the top of its trajectory?</text:p>
            </text:list-item>
          </text:list>
        </text:list-item>
      </text:list>
      <text:p text:style-name="P3"/>
      <text:p text:style-name="P3"/>
      <text:p text:style-name="P3"/>
      <text:list xml:id="list200506209250745" text:continue-numbering="true" text:style-name="L1">
        <text:list-item>
          <text:list>
            <text:list-item>
              <text:p text:style-name="P2">How high (measured from the man) does the rock go?</text:p>
            </text:list-item>
          </text:list>
        </text:list-item>
      </text:list>
      <text:p text:style-name="P3"/>
      <text:p text:style-name="P3"/>
      <text:p text:style-name="P3"/>
      <text:list xml:id="list200506136010581" text:continue-numbering="true" text:style-name="L1">
        <text:list-item>
          <text:list>
            <text:list-item>
              <text:p text:style-name="P2">The rock then falls to the ground. <text:s/>How long does the rock take to reach the ground?</text:p>
            </text:list-item>
          </text:list>
        </text:list-item>
      </text:list>
      <text:p text:style-name="P3"/>
      <text:p text:style-name="P3"/>
      <text:p text:style-name="P3"/>
      <text:list xml:id="list200505787895899" text:continue-numbering="true" text:style-name="L1">
        <text:list-item>
          <text:list>
            <text:list-item>
              <text:p text:style-name="P2">How fast is the rock going when it hits the ground?</text:p>
            </text:list-item>
          </text:list>
        </text:list-item>
      </text:list>
      <text:p text:style-name="P3"/>
      <text:list xml:id="list200506722410001" text:continue-numbering="true" text:style-name="L1">
        <text:list-item>
          <text:p text:style-name="P2"><text:soft-page-break/>A volcano is 1,<text:span text:style-name="T4">5</text:span>50 m taller than the surrounding land. <text:s/>During an eruption, a rock is shot out of the volcano directly up at a speed of <text:span text:style-name="T4">3</text:span>75 m/s. <text:s/></text:p>
          <text:list>
            <text:list-item>
              <text:p text:style-name="P2">How high does the rock go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506236891182" text:continue-numbering="true" text:style-name="L1">
        <text:list-item>
          <text:list>
            <text:list-item>
              <text:p text:style-name="P2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505631153056" text:continue-numbering="true" text:style-name="L1">
        <text:list-item>
          <text:p text:style-name="P2">A baseball player hits a foul ball into the stands behind home plate. <text:s/>If the ball left his bat with a vertical velocity of 2<text:span text:style-name="T4">0</text:span>.5 m/s, </text:p>
          <text:list>
            <text:list-item>
              <text:p text:style-name="P2">What is the greatest height that the ball will reac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506661439910" text:continue-numbering="true" text:style-name="L1">
        <text:list-item>
          <text:list>
            <text:list-item>
              <text:p text:style-name="P2">If the stands are 4 meters higher than the baseball player, what is the amount of time it takes the baseball to land in the stand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0505492327854" text:continue-numbering="true" text:style-name="L1">
        <text:list-item>
          <text:list>
            <text:list-item>
              <text:p text:style-name="P2">What is the velocity of the baseball when it is caught by an adoring fan?</text:p>
            </text:list-item>
          </text:list>
        </text:list-item>
      </text:list>
      <text:p text:style-name="P3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3-11-25T20:05:05.099381972" text:date-adjust="PT24H00M00S">11/26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548474257</meta:creation-date>
    <meta:editing-duration>PT3M45S</meta:editing-duration>
    <meta:editing-cycles>3</meta:editing-cycles>
    <meta:generator>LibreOffice/4.1.3.2$Linux_X86_64 LibreOffice_project/410$Build-2</meta:generator>
    <meta:initial-creator>Jonas Williamson</meta:initial-creator>
    <dc:date>2013-11-25T20:05:04.993969234</dc:date>
    <dc:creator>Jonas Williamson</dc:creator>
    <meta:document-statistic meta:table-count="0" meta:image-count="2" meta:object-count="0" meta:page-count="2" meta:paragraph-count="23" meta:word-count="375" meta:character-count="1824" meta:non-whitespace-character-count="1441"/>
  </office:meta>
</office:document-meta>
</file>